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rutiger Light" svg:font-family="'Frutiger Light'"/>
    <style:font-face style:name="HelveticaNeueLT Pro 55 Roman" svg:font-family="'HelveticaNeueLT Pro 55 Roman'" style:font-family-generic="swiss"/>
    <style:font-face style:name="HelveticaNeueLT Pro 95 Blk" svg:font-family="'HelveticaNeueLT Pro 95 Blk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Handwriting" svg:font-family="'Lucida Handwriting'" style:font-family-generic="swiss"/>
    <style:font-face style:name="Noto Sans CJK SC" svg:font-family="'Noto Sans CJK SC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 2" svg:font-family="'Wingdings 2'" style:font-charset="x-symbol"/>
  </office:font-face-decls>
  <office:automatic-styles>
    <style:style style:name="P1" style:family="paragraph" style:parent-style-name="Default" style:master-page-name="First_20_Page">
      <style:paragraph-properties fo:margin-top="0.212cm" fo:margin-bottom="0cm" style:contextual-spacing="false" style:page-number="auto"/>
    </style:style>
    <style:style style:name="P2" style:family="paragraph" style:parent-style-name="Footer">
      <style:paragraph-properties fo:margin-left="0cm" fo:margin-right="-0.004cm" fo:text-indent="0cm" style:auto-text-indent="false"/>
    </style:style>
    <style:style style:name="P3" style:family="paragraph" style:parent-style-name="Header">
      <style:paragraph-properties style:line-height-at-least="0.423cm"/>
    </style:style>
    <style:style style:name="P4" style:family="paragraph" style:parent-style-name="Header">
      <style:paragraph-properties style:line-height-at-least="0.423cm"/>
      <style:text-properties style:font-name="HelveticaNeueLT Pro 95 Blk" style:font-size-complex="8pt"/>
    </style:style>
    <style:style style:name="P5" style:family="paragraph" style:parent-style-name="List_20_Paragraph" style:list-style-name="WWNum13"/>
    <style:style style:name="P6" style:family="paragraph" style:parent-style-name="List_20_Paragraph">
      <style:text-properties style:font-name="Arial" fo:language="en" fo:country="GB" style:font-name-complex="Arial1"/>
    </style:style>
    <style:style style:name="P7" style:family="paragraph" style:parent-style-name="List_20_Paragraph">
      <style:paragraph-properties fo:margin-left="4.63cm" fo:margin-right="0cm" fo:text-indent="0cm" style:auto-text-indent="false"/>
      <style:text-properties style:font-name="Arial" fo:language="en" fo:country="GB" style:font-name-complex="Arial1"/>
    </style:style>
    <style:style style:name="P8" style:family="paragraph" style:parent-style-name="List_20_Paragraph" style:list-style-name="WWNum16"/>
    <style:style style:name="P9" style:family="paragraph" style:parent-style-name="List_20_Paragraph" style:list-style-name="WWNum14"/>
    <style:style style:name="P10" style:family="paragraph" style:parent-style-name="Standard">
      <style:text-properties style:font-name="Arial" fo:font-size="12pt" fo:language="en" fo:country="GB" style:font-size-asian="12pt" style:font-name-complex="Arial1" style:font-size-complex="12pt"/>
    </style:style>
    <style:style style:name="P11" style:family="paragraph" style:parent-style-name="Standard">
      <style:text-properties style:font-name="Arial" fo:language="en" fo:country="GB" style:font-name-complex="Arial1"/>
    </style:style>
    <style:style style:name="P12" style:family="paragraph" style:parent-style-name="Standard">
      <style:paragraph-properties fo:margin-left="3.995cm" fo:margin-right="0cm" fo:text-indent="-3.995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Arial" fo:language="en" fo:country="GB" style:font-name-complex="Arial1"/>
    </style:style>
    <style:style style:name="P13" style:family="paragraph" style:parent-style-name="Standard">
      <style:paragraph-properties fo:margin-left="3.995cm" fo:margin-right="0cm" fo:text-indent="-3.995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14" style:family="paragraph" style:parent-style-name="Standard">
      <style:paragraph-properties fo:margin-left="3.995cm" fo:margin-right="0cm" fo:text-indent="-3.995cm" style:auto-text-indent="false"/>
    </style:style>
    <style:style style:name="T1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2" style:family="text">
      <style:text-properties style:font-name="Arial" fo:font-size="12pt" fo:language="en" fo:country="GB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language="en" fo:country="GB" style:font-name-complex="Arial1"/>
    </style:style>
    <style:style style:name="T4" style:family="text">
      <style:text-properties style:font-name="Arial" fo:language="en" fo:country="GB" style:font-name-complex="Arial1" fo:background-color="#ffff00"/>
    </style:style>
    <style:style style:name="T5" style:family="text">
      <style:text-properties style:font-name="Arial" fo:language="en" fo:country="GB" fo:font-weight="bold" style:font-weight-asian="bold" style:font-name-complex="Arial1" style:font-weight-complex="bold"/>
    </style:style>
    <style:style style:name="T6" style:family="text">
      <style:text-properties style:font-name="HelveticaNeueLT Pro 95 Blk" fo:font-weight="bold" style:font-weight-asian="bold" style:font-size-complex="8pt"/>
    </style:style>
    <style:style style:name="T7" style:family="text">
      <style:text-properties style:font-name="HelveticaNeueLT Pro 95 Blk" style:font-size-complex="8pt"/>
    </style:style>
    <style:style style:name="T8" style:family="text">
      <style:text-properties style:font-size-complex="8pt"/>
    </style:style>
    <style:style style:name="T9" style:family="text">
      <style:text-properties fo:font-weight="bold" style:font-weight-asian="bold" style:font-size-complex="8pt"/>
    </style:style>
    <style:style style:name="T10" style:family="text">
      <style:text-properties fo:language="fr" fo:country="CH"/>
    </style:style>
    <style:style style:name="T11" style:family="text">
      <style:text-properties fo:language="fr" fo:country="CH" style:font-size-complex="8pt"/>
    </style:style>
    <style:style style:name="T12" style:family="text">
      <style:text-properties fo:language="de" fo:country="DE" style:font-name-complex="Calibri1"/>
    </style:style>
    <style:style style:name="T13" style:family="text">
      <style:text-properties fo:language="de" fo:country="DE" style:font-name-complex="Calibri1" style:font-size-complex="8pt"/>
    </style:style>
    <style:style style:name="T14" style:family="text">
      <style:text-properties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: Design Steps – Information Collecting &amp; Planning</text:span></text:p>
      <text:p text:style-name="P10"/>
      <text:p text:style-name="Standard"><text:span text:style-name="T2">Phase Information Collecting</text:span></text:p>
      <text:p text:style-name="P11"/>
      <text:p text:style-name="Standard"><text:span text:style-name="T3">Step 1:<text:tab/><text:tab/><text:tab/>work in pairs – note down who you are working with</text:span></text:p>
      <text:p text:style-name="P11"/>
      <text:p text:style-name="Standard"><text:span text:style-name="T3">Step 2:<text:tab/><text:tab/><text:tab/>brainstorm an idea. Write down a description of your app</text:span></text:p>
      <text:p text:style-name="P11"/>
      <text:p text:style-name="Standard"><text:span text:style-name="T3">Step 3:<text:tab/><text:tab/><text:tab/>Start Information Collecting:</text:span></text:p>
      <text:p text:style-name="P11"/>
      <text:list xml:id="list2571280261" text:style-name="WWNum13">
        <text:list-item>
          <text:p text:style-name="P5"><text:span text:style-name="T3">Create a Use Case Diagram</text:span></text:p>
        </text:list-item>
        <text:list-item>
          <text:p text:style-name="P5"><text:span text:style-name="T3">Write down detailed Use Case Descriptions <text:s/>(use template on Teams)</text:span></text:p>
        </text:list-item>
        <text:list-item>
          <text:p text:style-name="P5"><text:span text:style-name="T3">Define a Domain Model</text:span></text:p>
        </text:list-item>
      </text:list>
      <text:p text:style-name="P7"/>
      <text:list xml:id="list3343810814" text:style-name="WWNum16">
        <text:list-item>
          <text:p text:style-name="P8"><text:span text:style-name="T3">Check UML hand-outs if you are not sure how to work with the diagrams! See here: </text:span><text:a xlink:type="simple" xlink:href="https://tbzedu.sharepoint.com/:f:/s/IT_AP20a_M226/Eg9Bqp5zX2tPg9-r98yvo0wBUJ4XlJerJZkW7y6GPsYwww?e=0Bi3f2" text:style-name="Internet_20_link" text:visited-style-name="Visited_20_Internet_20_Link"><text:span text:style-name="Internet_20_link"><text:span text:style-name="T3">https://tbzedu.sharepoint.com/:f:/s/IT_AP20a_M226/Eg9Bqp5zX2tPg9-r98yvo0wBUJ4XlJerJZkW7y6GPsYwww?e=0Bi3f2</text:span></text:span></text:a></text:p>
        </text:list-item>
      </text:list>
      <text:p text:style-name="P6"/>
      <text:p text:style-name="P11"/>
      <text:p text:style-name="Standard"><text:span text:style-name="T5">Phase Planning</text:span></text:p>
      <text:p text:style-name="P11"/>
      <text:p text:style-name="Standard"><text:span text:style-name="T3">From your description, do a brainstorming. Output are CRC-cards. Compare your CRC-cards with your domain model. Make changes to your domain model if necessary.</text:span></text:p>
      <text:p text:style-name="Standard"><text:span text:style-name="T3">Now transfer your domain model into a class diagram.</text:span></text:p>
      <text:p text:style-name="P11"/>
      <text:p text:style-name="Standard"><text:span text:style-name="T3">Step 4:<text:tab/><text:tab/><text:tab/>Class Diagram according to CRC cards / Domain Model</text:span></text:p>
      <text:p text:style-name="P11"/>
      <text:p text:style-name="Standard"><text:span text:style-name="T3">Your class diagram has:</text:span></text:p>
      <text:p text:style-name="P11"/>
      <text:p text:style-name="Standard"><text:span text:style-name="T3">A layout of the potential classes and their associations. The classes don’t have to have attributes but can have methods (use the responsibilities from the CRC cards). </text:span></text:p>
      <text:p text:style-name="P11"/>
      <text:p text:style-name="Standard"><text:span text:style-name="T3">Design will be graded and is first part of project. Document each step!</text:span></text:p>
      <text:p text:style-name="Standard"><text:span text:style-name="T4">Deadline: <text:s/>19 June 2022</text:span></text:p>
      <text:list xml:id="list676092545" text:style-name="WWNum14">
        <text:list-item>
          <text:p text:style-name="P9"><text:span text:style-name="T3">Upload your design analysis in your repository! The whole design is in one document.</text:span></text:p>
        </text:list-item>
      </text:list>
      <text:p text:style-name="P11"/>
      <text:p text:style-name="P12"/>
      <text:p text:style-name="P13"><text:span text:style-name="T3">Now Phase Information Collecting and Planning is complete</text:span></text:p>
      <text:p text:style-name="P11"/>
      <text:p text:style-name="Standard"><text:span text:style-name="T3">Phase Realisation</text:span></text:p>
      <text:p text:style-name="P11"/>
      <text:p text:style-name="P14"><text:span text:style-name="T3">Step 5:<text:tab/>Define who implements what (Planning)</text:span></text:p>
      <text:p text:style-name="P11"/>
      <text:p text:style-name="Standard"><text:span text:style-name="T3">Step 6:<text:tab/><text:tab/><text:tab/>Begin with Coding <text:s/>/ use a repository for code sharing &amp; updates </text:span></text:p>
      <text:p text:style-name="P11"/>
      <text:p text:style-name="Standard"><text:soft-page-break/><text:span text:style-name="T3">Remember: This is a process. Be prepared to incorporate changes while you are coding.</text:span></text:p>
      <text:p text:style-name="P11"/>
      <text:p text:style-name="Standard"><text:span text:style-name="T5">Document changes -&gt; update your class diagram for the final version!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rutiger Light" svg:font-family="'Frutiger Light'"/>
    <style:font-face style:name="HelveticaNeueLT Pro 55 Roman" svg:font-family="'HelveticaNeueLT Pro 55 Roman'" style:font-family-generic="swiss"/>
    <style:font-face style:name="HelveticaNeueLT Pro 95 Blk" svg:font-family="'HelveticaNeueLT Pro 95 Blk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Handwriting" svg:font-family="'Lucida Handwriting'" style:font-family-generic="swiss"/>
    <style:font-face style:name="Noto Sans CJK SC" svg:font-family="'Noto Sans CJK SC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 2" svg:font-family="'Wingdings 2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Calibri" fo:font-size="10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94cm" fo:text-align="start" style:justify-single-word="false" fo:orphans="2" fo:widows="2" fo:hyphenation-ladder-count="no-limit" style:writing-mode="lr-tb"/>
      <style:text-properties fo:font-size="11pt" style:font-size-asian="11pt" style:font-size-complex="11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 fo:line-height="100%" fo:hyphenation-ladder-count="no-limit"/>
      <style:text-properties style:font-name="Arial" fo:font-family="Arial" style:font-family-generic="swiss" style:language-asian="de" style:country-asian="DE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cm" fo:margin-bottom="0.423cm" style:contextual-spacing="false" fo:line-height="0.494cm" fo:keep-together="always" fo:break-before="page" fo:keep-with-next="always"/>
      <style:text-properties style:font-name="HelveticaNeueLT Pro 95 Blk" fo:font-family="'HelveticaNeueLT Pro 95 Blk'" style:font-family-generic="swiss" fo:font-size="16pt" style:font-size-asian="16pt"/>
    </style:style>
    <style:style style:name="Heading_20_2" style:display-name="Heading 2" style:family="paragraph" style:parent-style-name="Heading_20_1" style:next-style-name="Standard" loext:linked-style-name="Heading_20_2_20_Char" style:default-outline-level="2" style:list-style-name="" style:class="text"/>
    <style:style style:name="Heading_20_3" style:display-name="Heading 3" style:family="paragraph" style:parent-style-name="Heading_20_2" style:next-style-name="Standard" loext:linked-style-name="Heading_20_3_20_Char" style:default-outline-level="3" style:list-style-name="" style:class="text">
      <style:paragraph-properties fo:margin-top="0.847cm" fo:margin-bottom="0.423cm" style:contextual-spacing="false" fo:break-before="auto" fo:break-after="auto"/>
      <style:text-properties fo:font-size="11pt" style:font-size-asian="11pt"/>
    </style:style>
    <style:style style:name="Heading_20_4" style:display-name="Heading 4" style:family="paragraph" style:parent-style-name="Heading_20_3" style:next-style-name="Standard" style:default-outline-level="4" style:list-style-name="" style:class="text"/>
    <style:style style:name="Heading_20_5" style:display-name="Heading 5" style:family="paragraph" style:parent-style-name="Heading_20_4" style:next-style-name="Standard" style:default-outline-level="5" style:list-style-name="" style:class="text">
      <style:text-properties style:font-weight-complex="bold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left="4.221cm" fo:margin-right="0cm" fo:margin-top="0.423cm" fo:margin-bottom="0.254cm" style:contextual-spacing="false" style:line-height-at-least="0.508cm" fo:hyphenation-ladder-count="no-limit" fo:text-indent="-1.905cm" style:auto-text-indent="false">
        <style:tab-stops>
          <style:tab-stop style:position="4.856cm"/>
        </style:tab-stops>
      </style:paragraph-properties>
      <style:text-properties style:font-name="Arial" fo:font-family="Arial" style:font-family-generic="swiss" fo:language="de" fo:country="DE" style:font-size-complex="10pt" fo:hyphenate="true" fo:hyphenation-remain-char-count="2" fo:hyphenation-push-char-count="2" loext:hyphenation-no-caps="fals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left="5.11cm" fo:margin-right="0cm" fo:margin-top="0.423cm" fo:margin-bottom="0.254cm" style:contextual-spacing="false" style:line-height-at-least="0.508cm" fo:hyphenation-ladder-count="no-limit" fo:text-indent="-2.159cm" style:auto-text-indent="false">
        <style:tab-stops>
          <style:tab-stop style:position="5.491cm"/>
        </style:tab-stops>
      </style:paragraph-properties>
      <style:text-properties style:font-name="Arial" fo:font-family="Arial" style:font-family-generic="swiss" fo:language="de" fo:country="DE" fo:font-style="italic" style:font-style-asian="italic" style:font-size-complex="10pt" fo:hyphenate="tru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left="6.126cm" fo:margin-right="0cm" fo:margin-top="0.423cm" fo:margin-bottom="0.254cm" style:contextual-spacing="false" style:line-height-at-least="0.508cm" fo:hyphenation-ladder-count="no-limit" fo:text-indent="-2.54cm" style:auto-text-indent="false">
        <style:tab-stops>
          <style:tab-stop style:position="6.761cm"/>
        </style:tab-stops>
      </style:paragraph-properties>
      <style:text-properties style:font-name="Arial" fo:font-family="Arial" style:font-family-generic="swiss" fo:font-size="9pt" fo:language="de" fo:country="DE" fo:font-style="italic" fo:font-weight="bold" style:font-size-asian="9pt" style:font-style-asian="italic" style:font-weight-asian="bold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orphans="0" fo:widows="0"/>
      <style:text-properties style:font-name="HelveticaNeueLT Pro 55 Roman" fo:font-family="'HelveticaNeueLT Pro 55 Roman'" style:font-family-generic="swiss" fo:font-size="8pt" style:font-size-asian="8pt"/>
    </style:style>
    <style:style style:name="Footer" style:family="paragraph" style:parent-style-name="Standard" loext:linked-style-name="Footer_20_Char" style:class="extra">
      <style:paragraph-properties style:line-height-at-least="0.388cm">
        <style:tab-stops>
          <style:tab-stop style:position="16.002cm" style:type="right"/>
        </style:tab-stops>
      </style:paragraph-properties>
      <style:text-properties style:font-name="HelveticaNeueLT Pro 55 Roman" fo:font-family="'HelveticaNeueLT Pro 55 Roman'" style:font-family-generic="swiss" fo:font-size="8pt" style:font-size-asian="8pt"/>
    </style:style>
    <style:style style:name="Punkt" style:family="paragraph" style:parent-style-name="Standard" loext:linked-style-name="Punkt_20_Zchn" style:list-style-name="WWNum1">
      <style:paragraph-properties fo:margin-left="1cm" fo:margin-right="0cm" fo:margin-top="0.212cm" fo:margin-bottom="0.212cm" style:contextual-spacing="false" fo:keep-together="always" fo:text-indent="-0.75cm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501cm" fo:margin-right="0cm" fo:text-indent="0cm" style:auto-text-indent="false">
        <style:tab-stops>
          <style:tab-stop style:position="16.753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2cm" fo:margin-right="0cm" fo:margin-top="0.106cm" fo:margin-bottom="0.106cm" style:contextual-spacing="false" fo:text-indent="0cm" style:auto-text-indent="false">
        <style:tab-stops>
          <style:tab-stop style:position="12.023cm" style:type="right"/>
        </style:tab-stops>
      </style:paragraph-properties>
      <style:text-properties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line-height="100%" fo:text-indent="0cm" style:auto-text-indent="false"/>
      <style:text-properties style:font-size-complex="12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line-height="100%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line-height="100%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right="0cm" fo:line-height="100%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right="0cm" fo:line-height="100%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right="0cm" fo:line-height="100%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right="0cm" fo:line-height="100%" fo:text-indent="0cm" style:auto-text-indent="false"/>
      <style:text-properties style:font-size-complex="12pt"/>
    </style:style>
    <style:style style:name="Footnote" style:family="paragraph" style:parent-style-name="Standard" style:class="extra">
      <style:paragraph-properties fo:margin-left="1cm" fo:margin-right="0cm" fo:text-indent="-1cm" style:auto-text-indent="false"/>
      <style:text-properties fo:font-size="9pt" style:font-size-asian="9pt"/>
    </style:style>
    <style:style style:name="Aufgabe" style:family="paragraph" style:parent-style-name="Standard" loext:linked-style-name="Aufgabe_20_Zchn">
      <style:paragraph-properties fo:margin-left="1cm" fo:margin-right="0cm" fo:margin-top="0.635cm" fo:margin-bottom="0.635cm" style:contextual-spacing="false" fo:keep-together="always" fo:text-indent="-1cm" style:auto-text-indent="false">
        <style:tab-stops>
          <style:tab-stop style:position="2cm"/>
          <style:tab-stop style:position="9.001cm"/>
          <style:tab-stop style:position="10.001cm"/>
          <style:tab-stop style:position="16.002cm" style:type="right"/>
        </style:tab-stops>
      </style:paragraph-properties>
    </style:style>
    <style:style style:name="AufgabenLösungen" style:family="paragraph" style:parent-style-name="Standard">
      <style:paragraph-properties fo:margin-left="1.251cm" fo:margin-right="0cm" style:line-height-at-least="0.6cm" fo:text-indent="-1.251cm" style:auto-text-indent="false">
        <style:tab-stops>
          <style:tab-stop style:position="0.501cm" style:type="right"/>
          <style:tab-stop style:position="1.251cm"/>
          <style:tab-stop style:position="5.001cm"/>
          <style:tab-stop style:position="8.752cm"/>
          <style:tab-stop style:position="12.502cm"/>
        </style:tab-stops>
      </style:paragraph-properties>
      <style:text-properties style:font-name="Times New Roman" fo:font-family="'Times New Roman'" style:font-family-generic="swiss" style:letter-kerning="true"/>
    </style:style>
    <style:style style:name="Aufgaben2Spalten" style:family="paragraph" style:parent-style-name="Standard">
      <style:paragraph-properties fo:margin-left="1cm" fo:margin-right="0cm" style:line-height-at-least="0.776cm" fo:text-indent="-1cm" style:auto-text-indent="false"/>
      <style:text-properties style:font-name="Times New Roman" fo:font-family="'Times New Roman'" style:font-family-generic="swiss" style:letter-kerning="true"/>
    </style:style>
    <style:style style:name="Fussnotentext" style:family="paragraph" style:parent-style-name="Standard">
      <style:paragraph-properties fo:margin-left="1cm" fo:margin-right="0cm" fo:line-height="0.318cm" fo:text-indent="-1cm" style:auto-text-indent="false"/>
      <style:text-properties fo:font-size="9pt" style:font-size-asian="9pt" style:font-size-complex="9pt"/>
    </style:style>
    <style:style style:name="Formatvorlage1" style:family="paragraph" style:parent-style-name="Heading_20_1"/>
    <style:style style:name="Title" style:family="paragraph" style:parent-style-name="Standard" style:next-style-name="Standard" loext:linked-style-name="Title_20_Char" style:class="chapter">
      <style:paragraph-properties fo:margin-left="1.501cm" fo:margin-right="0cm" fo:margin-top="8.819cm" fo:margin-bottom="1.693cm" style:contextual-spacing="true" fo:text-indent="0cm" style:auto-text-indent="false"/>
      <style:text-properties style:font-name="HelveticaNeueLT Pro 95 Blk" fo:font-family="'HelveticaNeueLT Pro 95 Blk'" style:font-family-generic="swiss" fo:font-size="26pt" fo:letter-spacing="-0.018cm" style:letter-kerning="true" style:font-size-asian="26pt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left="5.001cm" fo:margin-right="0cm" fo:text-indent="0cm" style:auto-text-indent="false"/>
      <style:text-properties fo:font-size="18pt" fo:letter-spacing="0.026cm" style:font-size-asian="18pt"/>
    </style:style>
    <style:style style:name="Titelblatt" style:family="paragraph" style:parent-style-name="Standard">
      <style:paragraph-properties fo:margin-left="4.501cm" fo:margin-right="0cm" fo:margin-top="0.494cm" fo:margin-bottom="0.494cm" style:contextual-spacing="false" fo:text-indent="0cm" style:auto-text-indent="false">
        <style:tab-stops>
          <style:tab-stop style:position="1cm"/>
        </style:tab-stops>
      </style:paragraph-properties>
      <style:text-properties style:font-name="Arial" fo:font-family="Arial" style:font-family-generic="swiss" fo:font-size="20pt" style:font-size-asian="20pt" style:language-asian="de" style:country-asian="DE" style:font-size-complex="10pt"/>
    </style:style>
    <style:style style:name="Lösung" style:family="paragraph" style:parent-style-name="Standard">
      <style:paragraph-properties fo:margin-left="1cm" fo:margin-right="0cm" style:line-height-at-least="0.564cm" fo:text-indent="-1cm" style:auto-text-indent="false">
        <style:tab-stops>
          <style:tab-stop style:position="0.501cm" style:type="right"/>
          <style:tab-stop style:position="1cm"/>
          <style:tab-stop style:position="4.001cm"/>
          <style:tab-stop style:position="7.001cm"/>
          <style:tab-stop style:position="10.001cm"/>
          <style:tab-stop style:position="13.002cm"/>
        </style:tab-stops>
      </style:paragraph-properties>
      <style:text-properties style:language-asian="de" style:country-asian="D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eschreibungKopfzeile" style:family="paragraph" style:parent-style-name="Standard">
      <style:paragraph-properties style:line-height-at-least="0.564cm"/>
      <style:text-properties fo:color="#ffffff" loext:opacity="100%" style:font-name="Times New Roman" fo:font-family="'Times New Roman'" style:font-family-generic="swiss" style:language-asian="de" style:country-asian="DE" style:font-size-complex="10pt"/>
    </style:style>
    <style:style style:name="Fuss_5f_Quer" style:display-name="Fuss_Quer" style:family="paragraph" style:parent-style-name="Footer">
      <style:paragraph-properties style:line-height-at-least="0.508cm" fo:hyphenation-ladder-count="no-limit">
        <style:tab-stops>
          <style:tab-stop style:position="3cm" style:type="center"/>
          <style:tab-stop style:position="12.502cm" style:type="center"/>
          <style:tab-stop style:position="17.503cm" style:type="right"/>
          <style:tab-stop style:position="25.003cm" style:type="right"/>
        </style:tab-stops>
      </style:paragraph-properties>
      <style:text-properties style:font-name="Arial" fo:font-family="Arial" style:font-family-generic="swiss" style:font-size-complex="10pt" fo:hyphenate="true" fo:hyphenation-remain-char-count="2" fo:hyphenation-push-char-count="2" loext:hyphenation-no-caps="false"/>
    </style:style>
    <style:style style:name="Kopf_5f_Quer" style:display-name="Kopf_Quer" style:family="paragraph" style:parent-style-name="Header">
      <style:paragraph-properties fo:margin-top="0cm" fo:margin-bottom="0.212cm" style:contextual-spacing="false" fo:line-height="0.423cm" fo:orphans="2" fo:widows="2" fo:hyphenation-ladder-count="no-limit">
        <style:tab-stops>
          <style:tab-stop style:position="12.502cm" style:type="center"/>
          <style:tab-stop style:position="25.003cm" style:type="right"/>
        </style:tab-stops>
      </style:paragraph-properties>
      <style:text-properties style:text-position="super 58%" style:font-name="Arial" fo:font-family="Arial" style:font-family-generic="swiss" fo:font-size="9pt" style:font-size-asian="9pt" style:font-size-complex="9pt" fo:hyphenate="true" fo:hyphenation-remain-char-count="2" fo:hyphenation-push-char-count="2" loext:hyphenation-no-caps="false"/>
    </style:style>
    <style:style style:name="verborgen" style:family="paragraph" style:parent-style-name="Standard">
      <style:paragraph-properties fo:line-height="100%" fo:hyphenation-ladder-count="no-limit"/>
      <style:text-properties fo:color="#0000ff" loext:opacity="100%" style:font-name="Courier New" fo:font-family="'Courier New'" style:font-family-generic="swiss" fo:font-size="12pt" style:font-size-asian="12pt" style:language-asian="ja" style:country-asian="JP" style:font-size-complex="10pt" text:display="none" fo:hyphenate="true" fo:hyphenation-remain-char-count="2" fo:hyphenation-push-char-count="2" loext:hyphenation-no-caps="false"/>
    </style:style>
    <style:style style:name="Formelsammlung" style:family="paragraph" style:parent-style-name="Standard">
      <style:paragraph-properties fo:margin-left="1cm" fo:margin-right="0cm" fo:margin-top="0.141cm" fo:margin-bottom="0.141cm" style:contextual-spacing="false" style:line-height-at-least="0.564cm" fo:text-indent="-1cm" style:auto-text-indent="false">
        <style:tab-stops>
          <style:tab-stop style:position="6.251cm"/>
          <style:tab-stop style:position="11.502cm"/>
        </style:tab-stops>
      </style:paragraph-properties>
      <style:text-properties style:font-name="Times New Roman" fo:font-family="'Times New Roman'" style:font-family-generic="swiss" style:language-asian="de" style:country-asian="DE" style:font-size-complex="10pt"/>
    </style:style>
    <style:style style:name="Textaufgabe" style:family="paragraph" style:parent-style-name="Standard">
      <style:paragraph-properties fo:margin-left="2cm" fo:margin-right="0cm" fo:margin-top="0.423cm" fo:margin-bottom="0.423cm" style:contextual-spacing="false" fo:line-height="0.564cm" fo:keep-together="always" fo:text-indent="-1cm" style:auto-text-indent="false">
        <style:tab-stops>
          <style:tab-stop style:position="8.001cm"/>
          <style:tab-stop style:position="9.001cm"/>
        </style:tab-stops>
      </style:paragraph-properties>
      <style:text-properties style:font-name="Times New Roman" fo:font-family="'Times New Roman'" style:font-family-generic="swiss" style:language-asian="de" style:country-asian="DE" style:font-size-complex="10pt"/>
    </style:style>
    <style:style style:name="Teilfrage" style:family="paragraph" style:parent-style-name="Standard">
      <style:paragraph-properties fo:margin-left="3cm" fo:margin-right="0cm" style:line-height-at-least="0.423cm" fo:text-indent="-3cm" style:auto-text-indent="false">
        <style:tab-stops>
          <style:tab-stop style:position="0.751cm"/>
          <style:tab-stop style:position="3cm"/>
        </style:tab-stops>
      </style:paragraph-properties>
      <style:text-properties style:font-name="Times New Roman" fo:font-family="'Times New Roman'" style:font-family-generic="swiss" style:language-asian="de" style:country-asian="DE" style:font-size-complex="10pt"/>
    </style:style>
    <style:style style:name="Kopf_20_erste_20_Seite" style:display-name="Kopf erste Seite" style:family="paragraph" style:parent-style-name="Normal_20_Indent">
      <style:paragraph-properties fo:margin-left="0cm" fo:margin-right="0cm" style:line-height-at-least="0.49cm" fo:text-indent="0cm" style:auto-text-indent="false"/>
      <style:text-properties fo:font-size="8pt" style:font-size-asian="8pt"/>
    </style:style>
    <style:style style:name="Normal_20_Indent" style:display-name="Normal Indent" style:family="paragraph" style:parent-style-name="Standard">
      <style:paragraph-properties fo:margin-left="1.249cm" fo:margin-right="0cm" fo:line-height="100%" fo:hyphenation-ladder-count="no-limit" fo:text-indent="0cm" style:auto-text-indent="false"/>
      <style:text-properties style:font-name="Arial" fo:font-family="Arial" style:font-family-generic="swiss" style:font-size-complex="10pt" fo:hyphenate="true" fo:hyphenation-remain-char-count="2" fo:hyphenation-push-char-count="2" loext:hyphenation-no-caps="false"/>
    </style:style>
    <style:style style:name="Standard_20__28_Web_29_6" style:display-name="Standard (Web)6" style:family="paragraph" style:parent-style-name="Standard">
      <style:paragraph-properties fo:line-height="100%" fo:hyphenation-ladder-count="no-limit"/>
      <style:text-properties style:font-name="Arial" fo:font-family="Arial" style:font-family-generic="swiss" fo:language="de" fo:country="DE" style:language-asian="de" style:country-asian="DE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Formatvorlage_20_Punkt_20__2b__20_Vor_3a__20__20_3_20_pt_20_Nach_3a__20__20_0_20_pt" style:display-name="Formatvorlage Punkt + Vor:  3 pt Nach:  0 pt" style:family="paragraph" style:parent-style-name="Punkt">
      <style:paragraph-properties fo:margin-top="0.106cm" fo:margin-bottom="0cm" style:contextual-spacing="false" style:line-height-at-least="0.564cm">
        <style:tab-stops>
          <style:tab-stop style:position="1cm"/>
        </style:tab-stops>
      </style:paragraph-properties>
      <style:text-properties style:font-name="Times New Roman" fo:font-family="'Times New Roman'" style:font-family-generic="swiss" style:language-asian="de" style:country-asian="DE" style:font-size-complex="10pt"/>
    </style:style>
    <style:style style:name="Nummeriert" style:family="paragraph" style:parent-style-name="Standard" style:list-style-name="WWNum2">
      <style:paragraph-properties fo:margin-top="0cm" fo:margin-bottom="0.254cm" style:contextual-spacing="false" style:line-height-at-least="0.508cm" fo:hyphenation-ladder-count="no-limit"/>
      <style:text-properties style:font-name="Times New Roman" fo:font-family="'Times New Roman'" style:font-family-generic="swiss" style:font-name-asian="Batang" style:font-family-asian="Batang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Code" style:family="paragraph" style:parent-style-name="Standard">
      <style:paragraph-properties style:line-height-at-least="0.508cm" fo:hyphenation-ladder-count="no-limit"/>
      <style:text-properties style:font-name="Courier New" fo:font-family="'Courier New'" style:font-family-generic="swiss" fo:font-size="8pt" style:font-size-asian="8pt" style:language-asian="de" style:country-asian="DE" style:font-size-complex="10pt" fo:hyphenate="true" fo:hyphenation-remain-char-count="2" fo:hyphenation-push-char-count="2" loext:hyphenation-no-caps="false"/>
    </style:style>
    <style:style style:name="T_5f_Titel" style:display-name="T_Titel" style:family="paragraph" style:parent-style-name="Standard">
      <style:paragraph-properties fo:margin-top="1.501cm" fo:margin-bottom="1cm" style:contextual-spacing="false" style:line-height-at-least="0.508cm"/>
      <style:text-properties style:font-name="Arial" fo:font-family="Arial" style:font-family-generic="swiss" fo:font-size="20pt" fo:font-weight="bold" style:font-size-asian="20pt" style:font-weight-asian="bold" style:font-size-complex="10pt"/>
    </style:style>
    <style:style style:name="T_5f_Modul" style:display-name="T_Modul" style:family="paragraph" style:parent-style-name="Standard" loext:linked-style-name="T_5f_Modul_20_Zchn">
      <style:paragraph-properties fo:margin-top="0.508cm" fo:margin-bottom="0.508cm" style:contextual-spacing="false" style:line-height-at-least="0.508cm"/>
      <style:text-properties style:font-name="Arial" fo:font-family="Arial" style:font-family-generic="swiss" fo:font-size="16pt" style:font-size-asian="16pt" style:font-size-complex="10pt"/>
    </style:style>
    <style:style style:name="T_5f_Autor" style:display-name="T_Autor" style:family="paragraph" style:parent-style-name="Standard">
      <style:paragraph-properties fo:margin-top="0.508cm" fo:margin-bottom="0.508cm" style:contextual-spacing="false" style:line-height-at-least="0.508cm"/>
      <style:text-properties style:font-name="Arial" fo:font-family="Arial" style:font-family-generic="swiss" fo:font-size="14pt" style:font-size-asian="14pt" style:font-size-complex="10pt"/>
    </style:style>
    <style:style style:name="List_20_Bullet" style:display-name="List Bullet" style:family="paragraph" style:parent-style-name="Standard">
      <style:paragraph-properties fo:margin-left="0.635cm" fo:margin-right="0cm" fo:margin-top="0.254cm" fo:margin-bottom="0.254cm" style:contextual-spacing="false" style:line-height-at-least="0.508cm" fo:hyphenation-ladder-count="no-limit" fo:text-indent="-0.635cm" style:auto-text-indent="false">
        <style:tab-stops>
          <style:tab-stop style:position="0.635cm"/>
        </style:tab-stops>
      </style:paragraph-properties>
      <style:text-properties style:font-name="Times New Roman" fo:font-family="'Times New Roman'" style:font-family-generic="swiss" style:font-size-complex="10pt" fo:hyphenate="true" fo:hyphenation-remain-char-count="2" fo:hyphenation-push-char-count="2" loext:hyphenation-no-caps="false"/>
    </style:style>
    <style:style style:name="Titel_20__2b__20_Nach_3a__20__20_3" style:display-name="Titel + Nach:  3" style:family="paragraph" style:parent-style-name="Title">
      <style:paragraph-properties fo:margin-left="0cm" fo:margin-right="0cm" fo:margin-top="0cm" fo:margin-bottom="0.127cm" style:contextual-spacing="false" style:line-height-at-least="0.508cm" fo:hyphenation-ladder-count="no-limit" fo:text-indent="0cm" style:auto-text-indent="false"/>
      <style:text-properties style:font-name="Arial" fo:font-family="Arial" style:font-family-generic="swiss" fo:font-size="16pt" fo:letter-spacing="normal" fo:font-weight="bold" style:font-size-asian="16pt" style:font-weight-asian="bold" style:font-size-complex="16pt" fo:hyphenate="true" fo:hyphenation-remain-char-count="2" fo:hyphenation-push-char-count="2" loext:hyphenation-no-caps="false"/>
    </style:style>
    <style:style style:name="Kopfzeile_5f_spez" style:display-name="Kopfzeile_spez" style:family="paragraph" style:parent-style-name="Standard">
      <style:paragraph-properties fo:margin-top="0cm" fo:margin-bottom="0.254cm" style:contextual-spacing="false" style:line-height-at-least="0.353cm" fo:hyphenation-ladder-count="no-limit"/>
      <style:text-properties style:font-name="Arial" fo:font-family="Arial" style:font-family-generic="swiss" fo:font-size="7pt" style:font-size-asian="7pt" style:font-size-complex="7pt" fo:hyphenate="true" fo:hyphenation-remain-char-count="2" fo:hyphenation-push-char-count="2" loext:hyphenation-no-caps="false"/>
    </style:style>
    <style:style style:name="List_20_Bullet_20_2" style:display-name="List Bullet 2" style:family="paragraph" style:parent-style-name="Standard" style:auto-update="true">
      <style:paragraph-properties fo:margin-top="0cm" fo:margin-bottom="0.212cm" style:contextual-spacing="false" fo:line-height="100%" fo:hyphenation-ladder-count="no-limit"/>
      <style:text-properties style:font-name="Arial" fo:font-family="Arial" style:font-family-generic="swiss" fo:font-size="12pt" style:font-size-asian="12pt" style:language-asian="de" style:country-asian="DE" style:font-size-complex="10pt" fo:hyphenate="true" fo:hyphenation-remain-char-count="2" fo:hyphenation-push-char-count="2" loext:hyphenation-no-caps="false"/>
    </style:style>
    <style:style style:name="Block_20_Text" style:display-name="Block Text" style:family="paragraph" style:parent-style-name="Standard">
      <style:paragraph-properties fo:margin-left="1.251cm" fo:margin-right="-0.104cm" fo:line-height="100%" fo:hyphenation-ladder-count="no-limit" fo:text-indent="0cm" style:auto-text-indent="false"/>
      <style:text-properties fo:color="#0000ff" loext:opacity="100%" style:font-name="Courier New" fo:font-family="'Courier New'" style:font-family-generic="swiss" fo:font-size="12pt" style:font-size-asian="12pt" style:language-asian="de" style:country-asian="DE" style:font-size-complex="10pt" text:display="none" fo:hyphenate="true" fo:hyphenation-remain-char-count="2" fo:hyphenation-push-char-count="2" loext:hyphenation-no-caps="false"/>
    </style:style>
    <style:style style:name="_31_" style:display-name="1" style:family="paragraph" style:parent-style-name="Standard" style:next-style-name="Text_20_body_20_indent">
      <style:paragraph-properties fo:margin-left="0cm" fo:margin-right="-0.104cm" fo:line-height="100%" fo:hyphenation-ladder-count="no-limit" fo:text-indent="0cm" style:auto-text-indent="false"/>
      <style:text-properties style:font-name="Arial" fo:font-family="Arial" style:font-family-generic="swiss" fo:font-size="12pt" style:font-size-asian="12pt" style:language-asian="de" style:country-asian="DE" style:font-size-complex="10pt" fo:hyphenate="true" fo:hyphenation-remain-char-count="2" fo:hyphenation-push-char-count="2" loext:hyphenation-no-caps="false"/>
    </style:style>
    <style:style style:name="Body_20_Text_20_2" style:display-name="Body Text 2" style:family="paragraph" style:parent-style-name="Standard" loext:linked-style-name="Body_20_Text_20_2_20_Char">
      <style:paragraph-properties fo:margin-left="0cm" fo:margin-right="-0.104cm" fo:line-height="100%" fo:hyphenation-ladder-count="no-limit" fo:text-indent="0cm" style:auto-text-indent="false"/>
      <style:text-properties style:font-name="Arial" fo:font-family="Arial" style:font-family-generic="swiss" fo:font-size="12pt" style:font-size-asian="12pt" style:language-asian="de" style:country-asian="DE" style:font-size-complex="10pt" fo:hyphenate="true" fo:hyphenation-remain-char-count="2" fo:hyphenation-push-char-count="2" loext:hyphenation-no-caps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751cm" fo:margin-right="0cm" fo:line-height="100%" fo:hyphenation-ladder-count="no-limit" fo:text-indent="-0.751cm" style:auto-text-indent="false"/>
      <style:text-properties style:font-name="Arial" fo:font-family="Arial" style:font-family-generic="swiss" fo:font-size="12pt" style:font-size-asian="12pt" style:language-asian="de" style:country-asian="DE" style:font-size-complex="10pt" fo:hyphenate="tru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499cm" fo:margin-right="0cm" fo:margin-top="0cm" fo:margin-bottom="0.212cm" style:contextual-spacing="false" fo:line-height="100%" fo:hyphenation-ladder-count="no-limit" fo:text-indent="0cm" style:auto-text-indent="false"/>
      <style:text-properties style:font-name="Arial" fo:font-family="Arial" style:font-family-generic="swiss" style:language-asian="ja" style:country-asian="JP" style:font-size-complex="10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swiss" fo:font-size="12pt" style:font-size-asian="12pt" style:font-size-complex="12pt" fo:hyphenate="true" fo:hyphenation-remain-char-count="2" fo:hyphenation-push-char-count="2" loext:hyphenation-no-caps="false"/>
    </style:style>
    <style:style style:name="byline-dateline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swiss" fo:font-size="12pt" style:font-size-asian="12pt" style:font-size-complex="12pt" fo:hyphenate="true" fo:hyphenation-remain-char-count="2" fo:hyphenation-push-char-count="2" loext:hyphenation-no-caps="false"/>
    </style:style>
    <style:style style:name="story-body-text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swiss" fo:font-size="12pt" style:font-size-asian="12pt" style:font-size-complex="12pt" fo:hyphenate="true" fo:hyphenation-remain-char-count="2" fo:hyphenation-push-char-count="2" loext:hyphenation-no-caps="false"/>
    </style:style>
    <style:style style:name="HTML_20_Top_20_of_20_Form" style:display-name="HTML Top of Form" style:family="paragraph" style:parent-style-name="Standard" style:next-style-name="Standard" loext:linked-style-name="z-Top_20_of_20_Form_20_Char">
      <style:paragraph-properties fo:line-height="100%"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swiss" fo:font-size="8pt" style:font-size-asian="8pt" style:font-name-complex="Arial1" style:font-family-complex="Arial" style:font-family-generic-complex="system" style:font-pitch-complex="variable" style:font-size-complex="8pt" text:display="none" fo:hyphenate="true" fo:hyphenation-remain-char-count="2" fo:hyphenation-push-char-count="2" loext:hyphenation-no-caps="false"/>
    </style:style>
    <style:style style:name="HTML_20_Bottom_20_of_20_Form" style:display-name="HTML Bottom of Form" style:family="paragraph" style:parent-style-name="Standard" style:next-style-name="Standard" loext:linked-style-name="z-Bottom_20_of_20_Form_20_Char">
      <style:paragraph-properties fo:line-height="100%" fo:text-align="center" style:justify-single-word="false" fo:hyphenation-ladder-count="no-limit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swiss" fo:font-size="8pt" style:font-size-asian="8pt" style:font-name-complex="Arial1" style:font-family-complex="Arial" style:font-family-generic-complex="system" style:font-pitch-complex="variable" style:font-size-complex="8pt" text:display="none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Arial" fo:font-family="Arial" style:font-family-generic="swiss" fo:font-size="12pt" fo:language="en" fo:country="US" style:font-size-asian="12pt" style:font-name-complex="Arial1" style:font-family-complex="Arial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.423cm" fo:margin-bottom="0.423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wiss" fo:font-size="12pt" style:font-size-asian="12pt" style:font-name-complex="Courier New1" style:font-family-complex="'Courier New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style:font-name="HelveticaNeueLT Pro 95 Blk" fo:font-family="'HelveticaNeueLT Pro 95 Blk'" style:font-family-generic="swiss" fo:font-size="16pt" style:font-size-asian="16pt" style:font-size-complex="11pt"/>
    </style:style>
    <style:style style:name="Heading_20_2_20_Char" style:display-name="Heading 2 Char" style:family="text" loext:linked-style-name="Heading_20_2">
      <style:text-properties style:font-name="HelveticaNeueLT Pro 95 Blk" fo:font-family="'HelveticaNeueLT Pro 95 Blk'" style:font-family-generic="swiss" fo:font-size="16pt" style:font-size-asian="16pt" style:font-size-complex="11pt"/>
    </style:style>
    <style:style style:name="Heading_20_3_20_Char" style:display-name="Heading 3 Char" style:family="text" loext:linked-style-name="Heading_20_3">
      <style:text-properties style:font-name="HelveticaNeueLT Pro 95 Blk" fo:font-family="'HelveticaNeueLT Pro 95 Blk'" style:font-family-generic="swiss" fo:font-size="11pt" style:font-size-asian="11pt" style:font-size-complex="11pt"/>
    </style:style>
    <style:style style:name="Header_20_Char" style:display-name="Header Char" style:family="text" loext:linked-style-name="Header">
      <style:text-properties fo:color="#000000" loext:opacity="100%" style:font-name="HelveticaNeueLT Pro 55 Roman" fo:font-family="'HelveticaNeueLT Pro 55 Roman'" style:font-family-generic="swiss" fo:font-size="8pt" style:font-size-asian="8pt" style:font-size-complex="11pt"/>
    </style:style>
    <style:style style:name="Footer_20_Char" style:display-name="Footer Char" style:family="text" loext:linked-style-name="Footer">
      <style:text-properties fo:color="#000000" loext:opacity="100%" style:font-name="HelveticaNeueLT Pro 55 Roman" fo:font-family="'HelveticaNeueLT Pro 55 Roman'" style:font-family-generic="swiss" fo:font-size="8pt" style:font-size-asian="8pt" style:font-size-complex="11pt"/>
    </style:style>
    <style:style style:name="Punkt_20_Zchn" style:display-name="Punkt Zchn" style:family="text" loext:linked-style-name="Punkt">
      <style:text-properties fo:font-size="11pt" style:font-size-asian="11pt" style:font-size-complex="11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ufgabe_20_Zchn" style:display-name="Aufgabe Zchn" style:family="text" loext:linked-style-name="Aufgabe">
      <style:text-properties fo:font-size="11pt" style:font-size-asian="11pt" style:font-size-complex="11pt"/>
    </style:style>
    <style:style style:name="Title_20_Char" style:display-name="Title Char" style:family="text" loext:linked-style-name="Title">
      <style:text-properties style:font-name="HelveticaNeueLT Pro 95 Blk" fo:font-family="'HelveticaNeueLT Pro 95 Blk'" style:font-family-generic="swiss" fo:font-size="26pt" fo:letter-spacing="-0.018cm" style:letter-kerning="true" style:font-size-asian="26pt" style:font-size-complex="28pt"/>
    </style:style>
    <style:style style:name="Subtitle_20_Char" style:display-name="Subtitle Char" style:family="text" loext:linked-style-name="Subtitle">
      <style:text-properties style:font-name="Calibri" fo:font-family="Calibri" style:font-family-generic="swiss" fo:font-size="18pt" fo:letter-spacing="0.026cm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loext:linked-style-name="Balloon_20_Text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7_20_Char" style:display-name="Heading 7 Char" style:family="text" loext:linked-style-name="Heading_20_7">
      <style:text-properties style:use-window-font-color="true" loext:opacity="0%" style:font-name="Arial" fo:font-family="Arial" style:font-family-generic="swiss" fo:language="de" fo:country="DE" style:font-size-complex="10pt"/>
    </style:style>
    <style:style style:name="Heading_20_8_20_Char" style:display-name="Heading 8 Char" style:family="text" loext:linked-style-name="Heading_20_8">
      <style:text-properties style:use-window-font-color="true" loext:opacity="0%" style:font-name="Arial" fo:font-family="Arial" style:font-family-generic="swiss" fo:language="de" fo:country="DE" fo:font-style="italic" style:font-style-asian="italic" style:font-size-complex="10pt"/>
    </style:style>
    <style:style style:name="Heading_20_9_20_Char" style:display-name="Heading 9 Char" style:family="text" loext:linked-style-name="Heading_20_9">
      <style:text-properties style:use-window-font-color="true" loext:opacity="0%" style:font-name="Arial" fo:font-family="Arial" style:font-family-generic="swiss" fo:font-size="9pt" fo:language="de" fo:country="DE" fo:font-style="italic" fo:font-weight="bold" style:font-size-asian="9pt" style:font-style-asian="italic" style:font-weight-asian="bold" style:font-size-complex="10pt"/>
    </style:style>
    <style:style style:name="Placeholder_20_Text" style:display-name="Placeholder Text" style:family="text">
      <style:text-properties fo:color="#808080" loext:opacity="100%"/>
    </style:style>
    <style:style style:name="Zahl" style:family="text" style:parent-style-name="Default_20_Paragraph_20_Fon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Body_20_Text_20_Char" style:display-name="Body Text Char" style:family="text">
      <style:text-properties style:use-window-font-color="true" loext:opacity="0%" style:font-name="Arial" fo:font-family="Arial" style:font-family-generic="swiss" style:language-asian="de" style:country-asian="DE" style:font-size-complex="10pt"/>
    </style:style>
    <style:style style:name="Taschenrechner" style:family="text">
      <style:text-properties style:font-name="Arial" fo:font-family="Arial" style:font-family-generic="swiss" fo:font-size="10pt" style:font-size-asian="10pt"/>
    </style:style>
    <style:style style:name="Hinweise" style:family="text">
      <style:text-properties fo:color="#ff0000" loext:opacity="100%" text:display="none"/>
    </style:style>
    <style:style style:name="toctoggle3" style:family="text">
      <style:text-properties style:font-name="Arial" fo:font-family="Arial" style:font-family-generic="swiss" fo:font-size="11.5pt" style:font-size-asian="11.5pt" style:font-name-complex="Arial1" style:font-family-complex="Arial" style:font-family-generic-complex="system" style:font-pitch-complex="variable" style:font-size-complex="11.5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andschrift" style:family="text">
      <style:text-properties style:font-name="Lucida Handwriting" fo:font-family="'Lucida Handwriting'" style:font-family-generic="swiss"/>
    </style:style>
    <style:style style:name="Code_5f_im_5f_Text" style:display-name="Code_im_Text" style:family="text">
      <style:text-properties style:font-name="Courier New" fo:font-family="'Courier New'" style:font-family-generic="swiss" fo:font-size="11pt" style:font-size-asian="11pt"/>
    </style:style>
    <style:style style:name="Body_20_Text_20_2_20_Char" style:display-name="Body Text 2 Char" style:family="text" loext:linked-style-name="Body_20_Text_20_2">
      <style:text-properties style:use-window-font-color="true" loext:opacity="0%" style:font-name="Arial" fo:font-family="Arial" style:font-family-generic="swiss" fo:font-size="12pt" style:font-size-asian="12pt" style:language-asian="de" style:country-asian="DE" style:font-size-complex="10pt"/>
    </style:style>
    <style:style style:name="Body_20_Text_20_Indent_20_2_20_Char" style:display-name="Body Text Indent 2 Char" style:family="text" loext:linked-style-name="Body_20_Text_20_Indent_20_2">
      <style:text-properties style:use-window-font-color="true" loext:opacity="0%" style:font-name="Arial" fo:font-family="Arial" style:font-family-generic="swiss" fo:font-size="12pt" style:font-size-asian="12pt" style:language-asian="de" style:country-asian="DE" style:font-size-complex="10pt"/>
    </style:style>
    <style:style style:name="Body_20_Text_20_Indent_20_Char" style:display-name="Body Text Indent Char" style:family="text">
      <style:text-properties style:use-window-font-color="true" loext:opacity="0%" style:font-name="Arial" fo:font-family="Arial" style:font-family-generic="swiss" style:language-asian="ja" style:country-asian="JP" style:font-size-complex="10pt"/>
    </style:style>
    <style:style style:name="inline_5f_title" style:display-name="inline_title" style:family="text" style:parent-style-name="Default_20_Paragraph_20_Font"/>
    <style:style style:name="T_5f_Modul_20_Zchn" style:display-name="T_Modul Zchn" style:family="text" loext:linked-style-name="T_5f_Modul">
      <style:text-properties style:use-window-font-color="true" loext:opacity="0%" style:font-name="Arial" fo:font-family="Arial" style:font-family-generic="swiss" fo:font-size="16pt" style:font-size-asian="16pt" style:font-size-complex="10pt"/>
    </style:style>
    <style:style style:name="byline" style:family="text" style:parent-style-name="Default_20_Paragraph_20_Font"/>
    <style:style style:name="byline-author" style:family="text" style:parent-style-name="Default_20_Paragraph_20_Font"/>
    <style:style style:name="sharetools-label" style:family="text" style:parent-style-name="Default_20_Paragraph_20_Font"/>
    <style:style style:name="sharetool-text" style:family="text" style:parent-style-name="Default_20_Paragraph_20_Font"/>
    <style:style style:name="visually-hidden" style:family="text" style:parent-style-name="Default_20_Paragraph_20_Font"/>
    <style:style style:name="caption-text" style:family="text" style:parent-style-name="Default_20_Paragraph_20_Font"/>
    <style:style style:name="credit" style:family="text" style:parent-style-name="Default_20_Paragraph_20_Font"/>
    <style:style style:name="interactive-overlay-text" style:family="text" style:parent-style-name="Default_20_Paragraph_20_Font"/>
    <style:style style:name="Titel1" style:family="text" style:parent-style-name="Default_20_Paragraph_20_Font"/>
    <style:style style:name="text" style:family="text" style:parent-style-name="Default_20_Paragraph_20_Font"/>
    <style:style style:name="trc_5f_adc_5f_wrapper3" style:display-name="trc_adc_wrapper3" style:family="text" style:parent-style-name="Default_20_Paragraph_20_Font"/>
    <style:style style:name="trc_5f_logos_5f_v_5f_align" style:display-name="trc_logos_v_align" style:family="text" style:parent-style-name="Default_20_Paragraph_20_Font"/>
    <style:style style:name="trc_5f_rbox_5f_header_5f_span" style:display-name="trc_rbox_header_span" style:family="text" style:parent-style-name="Default_20_Paragraph_20_Font"/>
    <style:style style:name="branding12" style:family="text" style:parent-style-name="Default_20_Paragraph_20_Font"/>
    <style:style style:name="video-label7" style:family="text" style:parent-style-name="Default_20_Paragraph_20_Font"/>
    <style:style style:name="z-Top_20_of_20_Form_20_Char" style:display-name="z-Top of Form Char" style:family="text" style:parent-style-name="Default_20_Paragraph_20_Font" loext:linked-style-name="HTML_20_Top_20_of_20_Form">
      <style:text-properties style:font-name="Arial" fo:font-family="Arial" style:font-family-generic="swiss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 loext:linked-style-name="HTML_20_Bottom_20_of_20_Form">
      <style:text-properties style:font-name="Arial" fo:font-family="Arial" style:font-family-generic="swiss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swiss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kwd1" style:family="text" style:parent-style-name="Default_20_Paragraph_20_Font">
      <style:text-properties fo:color="#000088" loext:opacity="100%" fo:font-weight="bold" style:font-weight-asian="bold" style:font-weight-complex="bold"/>
    </style:style>
    <style:style style:name="pln1" style:family="text" style:parent-style-name="Default_20_Paragraph_20_Font">
      <style:text-properties fo:color="#000000" loext:opacity="100%"/>
    </style:style>
    <style:style style:name="typ1" style:family="text" style:parent-style-name="Default_20_Paragraph_20_Font">
      <style:text-properties fo:color="#660066" loext:opacity="100%" fo:font-weight="bold" style:font-weight-asian="bold" style:font-weight-complex="bold"/>
    </style:style>
    <style:style style:name="pun1" style:family="text" style:parent-style-name="Default_20_Paragraph_20_Font">
      <style:text-properties fo:color="#666600" loext:opacity="100%"/>
    </style:style>
    <style:style style:name="lit1" style:family="text" style:parent-style-name="Default_20_Paragraph_20_Font">
      <style:text-properties fo:color="#006666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swiss" fo:font-size="12pt" style:font-name-asian="Times New Roman1" style:font-family-asian="'Times New Roman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999999" loext:opacity="100%" fo:font-size="11pt" style:text-underline-style="none" style:font-size-asian="11pt" style:font-size-complex="16pt"/>
    </style:style>
    <style:style style:name="ListLabel_20_2" style:display-name="ListLabel 2" style:family="text">
      <style:text-properties fo:font-size="11pt" style:font-size-asian="11pt"/>
    </style:style>
    <style:style style:name="ListLabel_20_3" style:display-name="ListLabel 3" style:family="text">
      <style:text-properties fo:font-size="11pt" style:font-size-asian="11pt"/>
    </style:style>
    <style:style style:name="ListLabel_20_4" style:display-name="ListLabel 4" style:family="text">
      <style:text-properties fo:font-size="11pt" style:font-size-asian="11pt"/>
    </style:style>
    <style:style style:name="ListLabel_20_5" style:display-name="ListLabel 5" style:family="text">
      <style:text-properties fo:font-size="11pt" style:font-size-asian="11pt"/>
    </style:style>
    <style:style style:name="ListLabel_20_6" style:display-name="ListLabel 6" style:family="text">
      <style:text-properties fo:font-size="11pt" style:font-size-asian="11pt"/>
    </style:style>
    <style:style style:name="ListLabel_20_7" style:display-name="ListLabel 7" style:family="text">
      <style:text-properties fo:font-size="11pt" style:font-size-asian="11pt"/>
    </style:style>
    <style:style style:name="ListLabel_20_8" style:display-name="ListLabel 8" style:family="text">
      <style:text-properties fo:font-size="11pt" style:font-size-asian="11pt"/>
    </style:style>
    <style:style style:name="ListLabel_20_9" style:display-name="ListLabel 9" style:family="text">
      <style:text-properties fo:font-size="11pt" style:font-size-asian="11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HelveticaNeueLT Pro 95 Blk" fo:font-family="'HelveticaNeueLT Pro 95 Blk'" style:font-family-generic="swiss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Wingdings 2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text:list-tab-stop-position="1.3cm" fo:text-indent="-0.649cm" fo:margin-left="1.3cm"/>
        </style:list-level-properties>
        <style:text-properties style:font-name="Frutiger Light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51cm" fo:text-indent="-0.651cm" fo:margin-left="1.951cm"/>
        </style:list-level-properties>
        <style:text-properties style:font-name="Wingdings"/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nothing" fo:margin-left="1.951cm"/>
        </style:list-level-properties>
        <style:text-properties style:font-name="Wingding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nothing" fo:margin-left="2.6cm"/>
        </style:list-level-properties>
        <style:text-properties style:font-name="Wingdings"/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nothing" fo:margin-left="3.251cm"/>
        </style:list-level-properties>
        <style:text-properties style:font-name="Wingdings"/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nothing" fo:margin-left="3.9cm"/>
        </style:list-level-properties>
        <style:text-properties style:font-name="Wingding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nothing" fo:margin-left="4.551cm"/>
        </style:list-level-properties>
        <style:text-properties style:font-name="Wingdings"/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nothing" fo:margin-left="5.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681cm" fo:text-indent="-1.143cm" fo:margin-left="1.554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951cm" fo:text-indent="-1.397cm" fo:margin-left="2.443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.586cm" fo:text-indent="-1.651cm" fo:margin-left="3.33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856cm" fo:text-indent="-1.905cm" fo:margin-left="4.221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491cm" fo:text-indent="-2.159cm" fo:margin-left="5.11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761cm" fo:text-indent="-2.54cm" fo:margin-left="6.1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HelveticaNeueLT Pro 55 Roman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63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44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2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52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style:line-height-at-least="0.423cm"/>
    </style:style>
    <style:style style:name="MP2" style:family="paragraph" style:parent-style-name="Header">
      <style:paragraph-properties style:line-height-at-least="0.423cm"/>
      <style:text-properties style:font-name="HelveticaNeueLT Pro 95 Blk" style:font-size-complex="8pt"/>
    </style:style>
    <style:style style:name="MP3" style:family="paragraph" style:parent-style-name="Footer">
      <style:paragraph-properties fo:margin-left="0cm" fo:margin-right="-0.004cm" fo:text-indent="0cm" style:auto-text-indent="false"/>
    </style:style>
    <style:style style:name="MT1" style:family="text">
      <style:text-properties style:font-name="HelveticaNeueLT Pro 95 Blk" fo:font-weight="bold" style:font-weight-asian="bold" style:font-size-complex="8pt"/>
    </style:style>
    <style:style style:name="MT2" style:family="text">
      <style:text-properties style:font-name="HelveticaNeueLT Pro 95 Blk" style:font-size-complex="8pt"/>
    </style:style>
    <style:style style:name="MT3" style:family="text">
      <style:text-properties style:font-size-complex="8pt"/>
    </style:style>
    <style:style style:name="MT4" style:family="text">
      <style:text-properties fo:language="de" fo:country="DE" style:font-name-complex="Calibri1"/>
    </style:style>
    <style:style style:name="MT5" style:family="text">
      <style:text-properties fo:language="de" fo:country="DE" style:font-name-complex="Calibri1" style:font-size-complex="8pt"/>
    </style:style>
    <style:style style:name="MT6" style:family="text">
      <style:text-properties fo:font-weight="bold" style:font-weight-asian="bold" style:font-size-complex="8pt"/>
    </style:style>
    <style:style style:name="MT7" style:family="text">
      <style:text-properties fo:language="fr" fo:country="CH"/>
    </style:style>
    <style:style style:name="MT8" style:family="text">
      <style:text-properties fo:language="fr" fo:country="CH" style:font-size-complex="8pt"/>
    </style:style>
    <style:style style:name="MT9" style:family="text">
      <style:text-properties style:font-name-complex="Calibri1"/>
    </style:style>
    <style:page-layout style:name="Mpm1" style:page-usage="mirrored">
      <style:page-layout-properties fo:page-width="21.001cm" fo:page-height="29.7cm" style:num-format="1" style:print-orientation="portrait" fo:margin-top="1.199cm" fo:margin-bottom="1cm" fo:margin-left="2.501cm" fo:margin-right="2.501cm" style:writing-mode="lr-tb" style:layout-grid-color="#c0c0c0" style:layout-grid-lines="23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02cm" fo:margin-left="0cm" fo:margin-right="0cm" fo:margin-bottom="2.201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echnische Berufsschule Zürich</text:span><text:span text:style-name="MT2"><text:line-break/></text:span><text:span text:style-name="MT3">IT Department | English |  Reading<text:tab/><text:tab/><text:tab/><text:tab/><text:tab/><text:tab/><text:tab/><text:tab/><text:tab/><text:tab/>HE16 / BI15</text:span></text:p>
        <text:p text:style-name="MP2"/>
      </style:header>
      <style:header-left>
        <text:p text:style-name="MP1"><text:span text:style-name="MT1">Technische Berufsschule Zürich</text:span><text:span text:style-name="MT2"><text:line-break/></text:span><text:span text:style-name="MT3">IT Department | IT | Modul 326<text:tab/><text:tab/><text:tab/><text:tab/><text:tab/><text:tab/><text:tab/><text:tab/><text:tab/><text:tab/>FS21 / AP19</text:span></text:p>
        <text:p text:style-name="MP2"/>
      </style:header-left>
      <style:footer>
        <text:p text:style-name="MP3"><text:span text:style-name="MT3">Julian Kaeesr | </text:span><text:span text:style-name="MT3"><text:file-name text:display="name-and-extension">task_design_steps.docx</text:file-name></text:span><text:span text:style-name="MT3"> | 1.0</text:span><text:span text:style-name="MT4"><text:tab/></text:span><text:span text:style-name="MT5"><text:page-number text:select-page="current">0</text:page-number></text:span></text:p>
      </style:footer>
      <style:footer-left>
        <text:p text:style-name="Footer"><text:span text:style-name="MT6"><text:page-number text:select-page="current">2</text:page-number></text:span><text:span text:style-name="MT7"><text:tab/></text:span><text:span text:style-name="MT8">Julian Kaeser</text:span><text:span text:style-name="MT3"> </text:span><text:span text:style-name="MT8">|</text:span><text:span text:style-name="MT3"> </text:span><text:span text:style-name="MT3"><text:file-name text:display="name-and-extension">task_design_steps.docx</text:file-name></text:span><text:span text:style-name="MT3"> </text:span><text:span text:style-name="MT8">|</text:span><text:span text:style-name="MT3"> </text:span><text:span text:style-name="MT8">08.03.2022</text:span></text:p>
      </style:footer-left>
    </style:master-page>
    <style:master-page style:name="First_20_Page" style:display-name="First Page" style:page-layout-name="Mpm1" draw:style-name="Mdp1" style:next-style-name="Standard">
      <style:header>
        <text:p text:style-name="MP1"><text:span text:style-name="MT1">Technische Berufsschule Zürich</text:span><text:span text:style-name="MT2"><text:line-break/></text:span><text:span text:style-name="MT3">IT Department | IT | Modul 326<text:tab/><text:tab/><text:tab/><text:tab/><text:tab/><text:tab/><text:tab/><text:tab/><text:tab/><text:tab/>FS22 / AP20</text:span></text:p>
      </style:header>
      <style:footer>
        <text:p text:style-name="MP3"><text:span text:style-name="MT3">Julian Kaeser | </text:span><text:span text:style-name="MT3"><text:file-name text:display="name-and-extension">task_design_steps.docx</text:file-name></text:span><text:span text:style-name="MT3"> | 07.06.2022</text:span><text:span text:style-name="MT9"><text:tab/></text:span><text:span text:style-name="MT5"><text:page-number text:select-page="current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Trigonometrie</dc:subject>
    <meta:initial-creator>Käser Julian</meta:initial-creator>
    <dc:creator>Käser Julian</dc:creator>
    <meta:editing-cycles>17</meta:editing-cycles>
    <meta:print-date>2016-04-08T09:27:00</meta:print-date>
    <meta:creation-date>2021-02-26T08:07:00</meta:creation-date>
    <dc:date>2022-06-07T06:03:00</dc:date>
    <meta:editing-duration>P0D</meta:editing-duration>
    <meta:generator>LibreOffice/7.3.3.2$Linux_X86_64 LibreOffice_project/30$Build-2</meta:generator>
    <meta:document-statistic meta:table-count="0" meta:image-count="0" meta:object-count="0" meta:page-count="2" meta:paragraph-count="30" meta:word-count="303" meta:character-count="1957" meta:non-whitespace-character-count="1644"/>
    <meta:user-defined meta:name="AppVersion">16.0000</meta:user-defined>
    <meta:user-defined meta:name="Company">TBZ</meta:user-defined>
    <meta:user-defined meta:name="ContentTypeId">0x0101001682100AB7CFC04F9DC2974EEAE53965</meta:user-defined>
    <meta:template xlink:type="simple" xlink:actuate="onRequest" xlink:title="TBZ.dot" xlink:href=""/>
  </office:meta>
</office:document-meta>
</file>